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L Anakod (Vland)</text:p>
      <text:p text:style-name="P15">3224 Anakod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L Anakod (Vland)</text:p>
      <text:p text:style-name="P29">3224 Anakod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6"/>
      <text:p text:style-name="P19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6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7"/>
      <text:p text:style-name="P25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8">//=============================================================================</text:p>
      <text:p text:style-name="P25"/>
      <text:p text:style-name="P25"/>
      <text:p text:style-name="P25"><text:tab/>VLAND</text:p>
      <text:p text:style-name="P25"><text:tab/>https://wiki.travellerrpg.com/Vland_Sector</text:p>
      <text:p text:style-name="P25"/>
      <text:p text:style-name="P25">A Voskhod</text:p>
      <text:p text:style-name="P25">https://wiki.travellerrpg.com/Voskhod_Subsector</text:p>
      <text:p text:style-name="P25">https://wiki.travellerrpg.com/Voskhod_(world)</text:p>
      <text:p text:style-name="P25">B Vhodan</text:p>
      <text:p text:style-name="P25">https://wiki.travellerrpg.com/Vhodan_Subsector</text:p>
      <text:p text:style-name="P25">https://wiki.travellerrpg.com/Vhodan_(world)</text:p>
      <text:p text:style-name="P25">C Anarsi</text:p>
      <text:p text:style-name="P25">https://wiki.travellerrpg.com/Anarsi_Subsector</text:p>
      <text:p text:style-name="P25">https://wiki.travellerrpg.com/Anarsi_(world)</text:p>
      <text:p text:style-name="P25">D Theton</text:p>
      <text:p text:style-name="P25">https://wiki.travellerrpg.com/Theton_Subsector</text:p>
      <text:p text:style-name="P25">https://wiki.travellerrpg.com/Theton_(world)</text:p>
      <text:p text:style-name="P25"/>
      <text:p text:style-name="P25">E Lalaki Kharir</text:p>
      <text:p text:style-name="P25">https://wiki.travellerrpg.com/Lalaki_Kharir_Subsector</text:p>
      <text:p text:style-name="P25">None</text:p>
      <text:p text:style-name="P25">F Kagamira</text:p>
      <text:p text:style-name="P25">https://wiki.travellerrpg.com/Kagamira_Subsector</text:p>
      <text:p text:style-name="P25">https://wiki.travellerrpg.com/Kagamira_(world)</text:p>
      <text:p text:style-name="P25">G Vland</text:p>
      <text:p text:style-name="P25">https://wiki.travellerrpg.com/Vland_Subsector</text:p>
      <text:p text:style-name="P25">https://wiki.travellerrpg.com/Vland_(world)</text:p>
      <text:p text:style-name="P25">H Shiigus</text:p>
      <text:p text:style-name="P25">https://wiki.travellerrpg.com/Shiigus_Subsector</text:p>
      <text:p text:style-name="P25">https://wiki.travellerrpg.com/Shiigus_(world)</text:p>
      <text:p text:style-name="P25"/>
      <text:p text:style-name="P25">I Dusa</text:p>
      <text:p text:style-name="P25">https://wiki.travellerrpg.com/Dusa_Subsector</text:p>
      <text:p text:style-name="P25">None</text:p>
      <text:p text:style-name="P25">J Akumid</text:p>
      <text:p text:style-name="P25">https://wiki.travellerrpg.com/Akumid_Subsector</text:p>
      <text:p text:style-name="P25">https://wiki.travellerrpg.com/Akumid_(world)</text:p>
      <text:p text:style-name="P25">K Kasear</text:p>
      <text:p text:style-name="P25">https://wiki.travellerrpg.com/Kasear_Subsector</text:p>
      <text:p text:style-name="P25">https://wiki.travellerrpg.com/Kasear_(world)</text:p>
      <text:p text:style-name="P25">L Anakod</text:p>
      <text:p text:style-name="P25">https://wiki.travellerrpg.com/Anakod_Subsector</text:p>
      <text:p text:style-name="P25">https://wiki.travellerrpg.com/Anakod_(world)</text:p>
      <text:p text:style-name="P25"/>
      <text:p text:style-name="P25">M Parsi</text:p>
      <text:p text:style-name="P25">https://wiki.travellerrpg.com/Parsi_Subsector</text:p>
      <text:p text:style-name="P25">https://wiki.travellerrpg.com/Parsi_(world)</text:p>
      <text:p text:style-name="P25">N Daangiilu</text:p>
      <text:p text:style-name="P25">https://wiki.travellerrpg.com/Daangiilu_Subsector</text:p>
      <text:p text:style-name="P25">https://wiki.travellerrpg.com/Daangiilu_(world)</text:p>
      <text:p text:style-name="P25">O Nulisud</text:p>
      <text:p text:style-name="P25">https://wiki.travellerrpg.com/Nulisud_Subsector</text:p>
      <text:p text:style-name="P25">https://wiki.travellerrpg.com/Nulisud_(world)</text:p>
      <text:p text:style-name="P25">P Kakadan</text:p>
      <text:p text:style-name="P25">https://wiki.travellerrpg.com/Kakadan_Subsector</text:p>
      <text:p text:style-name="P25">https://wiki.travellerrpg.com/Kakadan_(world)</text:p>
      <text:p text:style-name="P25"/>
      <text:p text:style-name="P25">//=============================================================================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18:16.11</dc:date>
    <dc:creator>Mark Ferguson</dc:creator>
    <meta:editing-duration>P1DT13H31M50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2"/>
  </office:meta>
</office:document-meta>
</file>